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ServiceAssemblyTask.setDeferExceptions( boolean defer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Task.isDefe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Task.doExecute( AdminCommandsServiceMBean a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ServiceAssembly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Task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